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text-properties fo:language="ru" fo:country="RU" fo:background-color="#ccff00"/>
    </style:style>
    <style:style style:name="P4" style:family="paragraph" style:parent-style-name="Standard">
      <style:paragraph-properties fo:text-align="center" style:justify-single-word="false"/>
      <style:text-properties fo:background-color="#ffcc00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background-color="#ffff99"/>
    </style:style>
    <style:style style:name="P7" style:family="paragraph" style:parent-style-name="Standard">
      <style:text-properties fo:language="en" fo:country="US" fo:background-color="#ffcc00"/>
    </style:style>
    <style:style style:name="P8" style:family="paragraph" style:parent-style-name="Standard">
      <style:text-properties fo:language="en" fo:country="US" fo:background-color="#ccff00"/>
    </style:style>
    <style:style style:name="P9" style:family="paragraph" style:parent-style-name="Standard">
      <style:text-properties fo:language="en" fo:country="US" fo:background-color="#ffff66"/>
    </style:style>
    <style:style style:name="P10" style:family="paragraph" style:parent-style-name="Standard">
      <style:text-properties fo:language="en" fo:country="US" fo:background-color="#ccff00"/>
    </style:style>
    <style:style style:name="P11" style:family="paragraph" style:parent-style-name="Standard">
      <style:paragraph-properties fo:text-align="justify" style:justify-single-word="false"/>
      <style:text-properties fo:language="en" fo:country="US" fo:background-color="#ccff00"/>
    </style:style>
    <style:style style:name="P12" style:family="paragraph" style:parent-style-name="Standard">
      <style:text-properties fo:language="ru" fo:country="RU" fo:background-color="#ccff00"/>
    </style:style>
    <style:style style:name="T1" style:family="text">
      <style:text-properties fo:background-color="#ccff00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ги и текст (содержимое) вместе называются элементом.</text:p>
      <text:p text:style-name="P4">&lt;h1&gt;Напитки кафе Starbuzz&lt;/h1&gt;</text:p>
      <text:p text:style-name="P1"><text:tab/><text:tab/>открывающий тег<text:tab/><text:tab/><text:tab/><text:tab/><text:tab/>закрывающий тег</text:p>
      <text:p text:style-name="P1"/>
      <text:p text:style-name="P5">CSS – Cascading Style Sheets</text:p>
      <text:p text:style-name="P5"/>
      <text:p text:style-name="P5">---------------------------------------------------------------------------------</text:p>
      <text:p text:style-name="P1">Глава <text:span text:style-name="T2">1.</text:span></text:p>
      <text:p text:style-name="P5">---------------------------------------------------------------------------------</text:p>
      <text:p text:style-name="P6">&lt;!doctype html&gt; &lt;!----&gt;</text:p>
      <text:p text:style-name="P6">&lt;html&gt;</text:p>
      <text:p text:style-name="P6"><text:tab/>&lt;head&gt;</text:p>
      <text:p text:style-name="P6"><text:tab/><text:tab/>&lt;title&gt;Кафе Starbuzz&lt;/title&gt;</text:p>
      <text:p text:style-name="P6"><text:tab/><text:tab/>&lt;style type="text/css"&gt;</text:p>
      <text:p text:style-name="P6"><text:tab/><text:tab/><text:tab/>body {</text:p>
      <text:p text:style-name="P6"><text:tab/><text:tab/><text:tab/><text:tab/>background-color: #d2b48c; &lt;!--Цвет фона страницы--&gt;</text:p>
      <text:p text:style-name="P6"><text:tab/><text:tab/><text:tab/><text:tab/>margin-left: 20%; <text:span text:style-name="T1">&lt;!--Устанавливает размер левого отступа</text:span></text:p>
      <text:p text:style-name="P8"><text:tab/><text:tab/><text:tab/><text:tab/><text:tab/>в 20% от ширины страницы--&gt; </text:p>
      <text:p text:style-name="P6"><text:tab/><text:tab/><text:tab/><text:tab/>margin-right: 20%; <text:span text:style-name="T1">&lt;!--Устанавливает размер правого отступа</text:span></text:p>
      <text:p text:style-name="P8"><text:tab/><text:tab/><text:tab/><text:tab/><text:tab/>в 20% от ширины страницы--&gt;</text:p>
      <text:p text:style-name="P6"><text:tab/><text:tab/><text:tab/><text:tab/>border: 1px dotted gray; <text:span text:style-name="T1">&lt;!--Определяет, что граница вокруг</text:span></text:p>
      <text:p text:style-name="P8"><text:tab/><text:tab/><text:tab/><text:tab/><text:tab/>содержимого будет пунктирной серой </text:p>
      <text:p text:style-name="P8"><text:tab/><text:tab/><text:tab/><text:tab/><text:tab/>толщиной 1 пиксель--&gt;</text:p>
      <text:p text:style-name="P6"><text:tab/><text:tab/><text:tab/><text:tab/>padding: 10px 10px 10px 10px; <text:span text:style-name="T1">&lt;!--Создает поля вокруг основного</text:span></text:p>
      <text:p text:style-name="P8"><text:tab/><text:tab/><text:tab/><text:tab/><text:tab/>текста на странице--&gt;</text:p>
      <text:p text:style-name="P6"><text:tab/><text:tab/><text:tab/><text:tab/>font-family: sans-serif; <text:span text:style-name="T1">&lt;!--Определяет шрифт для текста--&gt;</text:span></text:p>
      <text:p text:style-name="P6"><text:tab/><text:tab/><text:tab/>}</text:p>
      <text:p text:style-name="P6"><text:tab/><text:tab/>&lt;/style&gt;</text:p>
      <text:p text:style-name="P6"><text:tab/>&lt;/head&gt;</text:p>
      <text:p text:style-name="P6"><text:tab/></text:p>
      <text:p text:style-name="P6"><text:tab/>&lt;body&gt;</text:p>
      <text:p text:style-name="P6"><text:tab/><text:tab/>&lt;h1&gt;Напитки кафе Starbuzz&lt;/h1&gt;</text:p>
      <text:p text:style-name="P6"><text:tab/><text:tab/>&lt;h2&gt;Домашняя смесь, $1,49&lt;/h2&gt;</text:p>
      <text:p text:style-name="P6"><text:tab/><text:tab/>&lt;p&gt;Мягкая, нетерпкая смесь различных сортов кофе </text:p>
      <text:p text:style-name="P6"><text:tab/><text:tab/><text:tab/><text:tab/><text:tab/>из Мексики, Боливии и Гватемалы.&lt;/p&gt;</text:p>
      <text:p text:style-name="P6"><text:tab/><text:tab/></text:p>
      <text:p text:style-name="P6"><text:tab/><text:tab/>&lt;h2&gt;Кофе мокко, $2,35&lt;/h2&gt;</text:p>
      <text:p text:style-name="P6"><text:tab/><text:tab/>&lt;p&gt;Эспрессо, кипяченое молоко и шоколадный сироп.&lt;/p&gt;</text:p>
      <text:p text:style-name="P6"><text:tab/><text:tab/></text:p>
      <text:p text:style-name="P6"><text:tab/><text:tab/>&lt;h2&gt;Капучино, $1,89&lt;/h2&gt;</text:p>
      <text:p text:style-name="P6"><text:tab/><text:tab/>&lt;p&gt;Смесь эспрессо и кипяченого молока с добавлением пены.&lt;/p&gt;</text:p>
      <text:p text:style-name="P6"><text:tab/><text:tab/></text:p>
      <text:p text:style-name="P6"><text:tab/><text:tab/>&lt;h2&gt;Чай, $1,85&lt;/h2&gt;</text:p>
      <text:p text:style-name="P6"><text:tab/><text:tab/>&lt;p&gt;Ароматный напиток из черного чая, специй, молока и меда.&lt;/p&gt;</text:p>
      <text:p text:style-name="P6"><text:tab/>&lt;/body&gt;</text:p>
      <text:p text:style-name="P6">&lt;/html&gt;</text:p>
      <text:p text:style-name="P6"/>
      <text:p text:style-name="P7">&lt;!doctype html&gt; &lt;!----&gt;</text:p>
      <text:p text:style-name="P7">&lt;html&gt;</text:p>
      <text:p text:style-name="P7"><text:tab/>&lt;head&gt;</text:p>
      <text:p text:style-name="P7"><text:tab/><text:tab/>&lt;title&gt;Миссия Starbuzz&lt;/title&gt;</text:p>
      <text:p text:style-name="P7"><text:tab/><text:tab/>&lt;style type="text/css"&gt;</text:p>
      <text:p text:style-name="P7"><text:tab/><text:tab/><text:tab/>body {</text:p>
      <text:p text:style-name="P7"><text:tab/><text:tab/><text:tab/><text:tab/>background-color: #d2b48c;</text:p>
      <text:p text:style-name="P7"><text:tab/><text:tab/><text:tab/><text:tab/>margin-left: 20%;</text:p>
      <text:p text:style-name="P7"><text:soft-page-break/><text:tab/><text:tab/><text:tab/><text:tab/>margin-right: 20%;</text:p>
      <text:p text:style-name="P7"><text:tab/><text:tab/><text:tab/><text:tab/>border: 1px dotted gray;</text:p>
      <text:p text:style-name="P7"><text:tab/><text:tab/><text:tab/><text:tab/>padding: 10px 10px 10px 10px;</text:p>
      <text:p text:style-name="P7"><text:tab/><text:tab/><text:tab/><text:tab/>font-family: sans-serif;</text:p>
      <text:p text:style-name="P7"><text:tab/><text:tab/><text:tab/>}</text:p>
      <text:p text:style-name="P7"><text:tab/><text:tab/>&lt;/style&gt;</text:p>
      <text:p text:style-name="P7"><text:tab/>&lt;/head&gt;</text:p>
      <text:p text:style-name="P7"><text:tab/></text:p>
      <text:p text:style-name="P7"><text:tab/>&lt;body&gt;</text:p>
      <text:p text:style-name="P7"><text:tab/><text:tab/>&lt;h2&gt;Основная задача кафе Starbuzz&lt;/h2&gt;</text:p>
      <text:p text:style-name="P7"><text:tab/><text:tab/>&lt;p&gt;Обеспечить вас необходимым количеством кофеина</text:p>
      <text:p text:style-name="P7"><text:tab/><text:tab/><text:tab/><text:tab/>для поддержания жизненного тонуса.</text:p>
      <text:p text:style-name="P7"><text:tab/><text:tab/>&lt;/p&gt;</text:p>
      <text:p text:style-name="P7"><text:tab/><text:tab/>&lt;p&gt;Просто выпейте это.&lt;/p&gt;</text:p>
      <text:p text:style-name="P7"><text:tab/>&lt;/body&gt;</text:p>
      <text:p text:style-name="P7">&lt;/html&gt;</text:p>
      <text:p text:style-name="P5">---------------------------------------------------------------------------------</text:p>
      <text:p text:style-name="P5"/>
      <text:p text:style-name="P1">Глава 2. Используем гипертекст.</text:p>
      <text:p text:style-name="P5">---------------------------------------------------------------------------------</text:p>
      <text:p text:style-name="P1">Файлы сайта перемещены по папкам для удобства сопровождения.</text:p>
      <text:p text:style-name="P5"/>
      <text:p text:style-name="P6">&lt;!-- lounge.html --&gt;</text:p>
      <text:p text:style-name="P6">&lt;html&gt; &lt;!----&gt;</text:p>
      <text:p text:style-name="P6"><text:s text:c="2"/>&lt;head&gt;</text:p>
      <text:p text:style-name="P6"><text:s text:c="4"/>&lt;title&gt;Head First Lounge&lt;/title&gt;</text:p>
      <text:p text:style-name="P6"><text:s text:c="2"/>&lt;/head&gt;</text:p>
      <text:p text:style-name="P6"><text:s text:c="2"/>&lt;body&gt;</text:p>
      <text:p text:style-name="P6"><text:s text:c="4"/>&lt;h1&gt;Welcome to the new and enhanced Head First Lounge&lt;/h1&gt;</text:p>
      <text:p text:style-name="P6"><text:s text:c="4"/>&lt;img src="images/drinks.gif"&gt;</text:p>
      <text:p text:style-name="P6"><text:s text:c="4"/>&lt;p&gt;</text:p>
      <text:p text:style-name="P6"><text:s text:c="7"/>Join us any evening for refreshing </text:p>
      <text:p text:style-name="P6"><text:tab/> <text:s text:c="2"/>&lt;a href="beverages/elixir.html"&gt;elixirs&lt;/a&gt;,</text:p>
      <text:p text:style-name="P6"><text:s text:c="7"/>conversation and maybe a game or two of </text:p>
      <text:p text:style-name="P6"><text:s text:c="7"/>&lt;em&gt;Dance Dance Revolution&lt;/em&gt;.</text:p>
      <text:p text:style-name="P6"><text:s text:c="7"/>Wireless access is always provided; <text:s/></text:p>
      <text:p text:style-name="P6"><text:s text:c="7"/>BYOWS (Bring your own web server).</text:p>
      <text:p text:style-name="P6"><text:s text:c="4"/>&lt;/p&gt;</text:p>
      <text:p text:style-name="P6"><text:s text:c="4"/>&lt;h2&gt;Directions&lt;/h2&gt;</text:p>
      <text:p text:style-name="P6"><text:s text:c="4"/>&lt;p&gt;</text:p>
      <text:p text:style-name="P6"><text:s text:c="6"/>You'll find us right in the center of downtown Webville. <text:s text:c="2"/></text:p>
      <text:p text:style-name="P6"><text:s text:c="6"/>If you need help finding us, check out our detailed </text:p>
      <text:p text:style-name="P6"><text:tab/><text:tab/>&lt;a href="about/directions.html"&gt;directions&lt;/a&gt;.</text:p>
      <text:p text:style-name="P6"><text:s text:c="6"/>Come join us!</text:p>
      <text:p text:style-name="P6"><text:s text:c="4"/>&lt;/p&gt;</text:p>
      <text:p text:style-name="P6"><text:s text:c="2"/>&lt;/body&gt;</text:p>
      <text:p text:style-name="P6">&lt;/html&gt;</text:p>
      <text:p text:style-name="P5"/>
      <text:p text:style-name="P5"/>
      <text:p text:style-name="P7">&lt;!-- directions.html --&gt;</text:p>
      <text:p text:style-name="P7">&lt;html&gt;</text:p>
      <text:p text:style-name="P7"><text:s text:c="2"/>&lt;head&gt;</text:p>
      <text:p text:style-name="P7"><text:s text:c="4"/>&lt;title&gt;Head First Lounge Directions&lt;/title&gt;</text:p>
      <text:p text:style-name="P7"><text:s text:c="2"/>&lt;/head&gt;</text:p>
      <text:p text:style-name="P7"><text:s text:c="2"/>&lt;body&gt;</text:p>
      <text:p text:style-name="P7"><text:soft-page-break/><text:s text:c="4"/>&lt;h1&gt;Directions&lt;/h1&gt;</text:p>
      <text:p text:style-name="P7"><text:s text:c="4"/>&lt;p&gt;Take the 305 S exit to Webville - go 0.4 mi&lt;/p&gt;</text:p>
      <text:p text:style-name="P7"><text:s text:c="4"/>&lt;p&gt;Continue on 305 - go 12 mi&lt;/p&gt;</text:p>
      <text:p text:style-name="P7"><text:s text:c="4"/>&lt;p&gt;Turn right at Structure Ave N - go 0.6 mi&lt;/p&gt;</text:p>
      <text:p text:style-name="P7"><text:s text:c="4"/>&lt;p&gt;Turn right and head toward Structure Ave N - go 0.0 mi&lt;/p&gt;</text:p>
      <text:p text:style-name="P7"><text:s text:c="4"/>&lt;p&gt;Turn right at Structure Ave N - go 0.7 mi&lt;/p&gt;</text:p>
      <text:p text:style-name="P7"><text:s text:c="4"/>&lt;p&gt;Continue on Structure Ave S - go 0.2 mi&lt;/p&gt;</text:p>
      <text:p text:style-name="P7"><text:s text:c="4"/>&lt;p&gt;Turn right at SW Presentation Way - go 0.0 mi&lt;/p&gt;</text:p>
      <text:p text:style-name="P7"><text:tab/>&lt;a href="../lounge.html"&gt;Back&lt;/a&gt;</text:p>
      <text:p text:style-name="P7"><text:s text:c="2"/>&lt;/body&gt;</text:p>
      <text:p text:style-name="P7">&lt;/html&gt;</text:p>
      <text:p text:style-name="P8">&lt;!-- ..- переход на один уровень выше, на два уровня будет так ../..</text:p>
      <text:p text:style-name="P8">Подняться выше корневой папки сайта нельзя (в данном случае папка lounge).</text:p>
      <text:p text:style-name="P8">Глубина файловой системы сайта не ограничена, нужно лишь учитывать, что</text:p>
      <text:p text:style-name="P8">максимальное количество символов в пути href 255.--&gt;</text:p>
      <text:p text:style-name="P5"/>
      <text:p text:style-name="P5"/>
      <text:p text:style-name="P6">&lt;!-- elixir.html --&gt;</text:p>
      <text:p text:style-name="P6">&lt;html&gt;</text:p>
      <text:p text:style-name="P6"><text:s text:c="2"/>&lt;head&gt;</text:p>
      <text:p text:style-name="P6"><text:s text:c="4"/>&lt;title&gt;Head First Lounge Elixirs&lt;/title&gt;</text:p>
      <text:p text:style-name="P6"><text:s text:c="2"/>&lt;/head&gt;</text:p>
      <text:p text:style-name="P6"><text:s text:c="2"/>&lt;body&gt;</text:p>
      <text:p text:style-name="P6"><text:s text:c="4"/>&lt;h1&gt;Our Elixirs&lt;/h1&gt;</text:p>
      <text:p text:style-name="P6"/>
      <text:p text:style-name="P6"><text:s text:c="4"/>&lt;h2&gt;Green Tea Cooler&lt;/h2&gt;</text:p>
      <text:p text:style-name="P6"><text:s text:c="4"/>&lt;p&gt;</text:p>
      <text:p text:style-name="P6"><text:s text:c="6"/>&lt;img src="../images/green.jpg"&gt;</text:p>
      <text:p text:style-name="P6"><text:s text:c="6"/>Chock full of vitamins and minerals, this elixir</text:p>
      <text:p text:style-name="P6"><text:s text:c="6"/>combines the healthful benefits of green tea with</text:p>
      <text:p text:style-name="P6"><text:s text:c="6"/>a twist of chamomile blossoms and ginger root.</text:p>
      <text:p text:style-name="P6"><text:s text:c="4"/>&lt;/p&gt;</text:p>
      <text:p text:style-name="P6"><text:s text:c="4"/>&lt;h2&gt;Raspberry Ice Concentration&lt;/h2&gt;</text:p>
      <text:p text:style-name="P6"><text:s text:c="4"/>&lt;p&gt;</text:p>
      <text:p text:style-name="P6"><text:s text:c="6"/>&lt;img src="../images/lightblue.jpg"&gt;</text:p>
      <text:p text:style-name="P6"><text:s text:c="6"/>Combining raspberry juice with lemon grass,</text:p>
      <text:p text:style-name="P6"><text:s text:c="6"/>citrus peel and rosehips, this icy drink</text:p>
      <text:p text:style-name="P6"><text:s text:c="6"/>will make your mind feel clear and crisp.</text:p>
      <text:p text:style-name="P6"><text:s text:c="4"/>&lt;/p&gt;</text:p>
      <text:p text:style-name="P6"><text:s text:c="4"/>&lt;h2&gt;Blueberry Bliss Elixir&lt;/h2&gt;</text:p>
      <text:p text:style-name="P6"><text:s text:c="4"/>&lt;p&gt;</text:p>
      <text:p text:style-name="P6"><text:s text:c="6"/>&lt;img src="../images/blue.jpg"&gt;</text:p>
      <text:p text:style-name="P6"><text:s text:c="6"/>Blueberries and cherry essence mixed into a base</text:p>
      <text:p text:style-name="P6"><text:s text:c="6"/>of elderflower herb tea will put you in a relaxed</text:p>
      <text:p text:style-name="P6"><text:s text:c="6"/>state of bliss in no time.</text:p>
      <text:p text:style-name="P6"><text:s text:c="4"/>&lt;/p&gt;</text:p>
      <text:p text:style-name="P6"><text:s text:c="4"/>&lt;h2&gt;Cranberry Antioxidant Blast&lt;/h2&gt;</text:p>
      <text:p text:style-name="P6"><text:s text:c="4"/>&lt;p&gt;</text:p>
      <text:p text:style-name="P6"><text:s text:c="6"/>&lt;img src="../images/red.jpg"&gt;</text:p>
      <text:p text:style-name="P6"><text:s text:c="6"/>Wake up to the flavors of cranberry and hibiscus</text:p>
      <text:p text:style-name="P6"><text:s text:c="6"/>in this vitamin C rich elixir.</text:p>
      <text:p text:style-name="P6"><text:s text:c="4"/>&lt;/p&gt;</text:p>
      <text:p text:style-name="P6"><text:tab/>&lt;a href="../lounge.html"&gt;Back&lt;/a&gt;</text:p>
      <text:p text:style-name="P6"><text:s text:c="2"/>&lt;/body&gt;</text:p>
      <text:p text:style-name="P6">&lt;/html&gt;</text:p>
      <text:p text:style-name="P5"><text:soft-page-break/>---------------------------------------------------------------------------------</text:p>
      <text:p text:style-name="P3">Глава 3. Строительные блоки.</text:p>
      <text:p text:style-name="P3"/>
      <text:p text:style-name="P11">Dreamweaver, GoLive - <text:span text:style-name="T3">тестирование сайта локально на компе.</text:span></text:p>
      <text:p text:style-name="P5"/>
      <text:p text:style-name="P9">&lt;!doctype html&gt; &lt;!----&gt;</text:p>
      <text:p text:style-name="P9">&lt;html&gt;</text:p>
      <text:p text:style-name="P9"><text:tab/>&lt;head&gt;</text:p>
      <text:p text:style-name="P9"><text:tab/><text:tab/>&lt;title&gt;Кафе Starbuzz&lt;/title&gt;</text:p>
      <text:p text:style-name="P9"><text:tab/><text:tab/>&lt;style type="text/css"&gt;</text:p>
      <text:p text:style-name="P9"><text:tab/><text:tab/><text:tab/>body {</text:p>
      <text:p text:style-name="P9"><text:tab/><text:tab/><text:tab/><text:tab/>background-color: #d2b48c;</text:p>
      <text:p text:style-name="P9"><text:tab/><text:tab/><text:tab/><text:tab/>margin-left: 20%;</text:p>
      <text:p text:style-name="P9"><text:tab/><text:tab/><text:tab/><text:tab/>margin-right: 20%;</text:p>
      <text:p text:style-name="P9"><text:tab/><text:tab/><text:tab/><text:tab/>border: 1px dotted gray;</text:p>
      <text:p text:style-name="P9"><text:tab/><text:tab/><text:tab/><text:tab/>padding: 10px 10px 10px 10px;</text:p>
      <text:p text:style-name="P9"><text:tab/><text:tab/><text:tab/><text:tab/>font-family: sans-serif;</text:p>
      <text:p text:style-name="P9"><text:tab/><text:tab/><text:tab/>}</text:p>
      <text:p text:style-name="P9"><text:tab/><text:tab/>&lt;/style&gt;</text:p>
      <text:p text:style-name="P9"><text:tab/>&lt;/head&gt;</text:p>
      <text:p text:style-name="P9"><text:tab/></text:p>
      <text:p text:style-name="P9"><text:tab/>&lt;body&gt;</text:p>
      <text:p text:style-name="P9"><text:tab/><text:tab/>&lt;h1&gt;Напитки кафе Starbuzz&lt;/h1&gt;</text:p>
      <text:p text:style-name="P9"><text:tab/><text:tab/>&lt;h2&gt;Домашняя смесь, $1,49&lt;/h2&gt;</text:p>
      <text:p text:style-name="P9"><text:tab/><text:tab/>&lt;p&gt;Мягкая, нетерпкая смесь различных сортов кофе </text:p>
      <text:p text:style-name="P9"><text:tab/><text:tab/><text:tab/><text:tab/><text:tab/>из Мексики, Боливии и Гватемалы.&lt;/p&gt;</text:p>
      <text:p text:style-name="P9"><text:tab/><text:tab/></text:p>
      <text:p text:style-name="P9"><text:tab/><text:tab/>&lt;h2&gt;Кофе мокко, $2,35&lt;/h2&gt;</text:p>
      <text:p text:style-name="P9"><text:tab/><text:tab/>&lt;p&gt;Эспрессо, кипяченое молоко и шоколадный сироп.&lt;/p&gt;</text:p>
      <text:p text:style-name="P9"><text:tab/><text:tab/></text:p>
      <text:p text:style-name="P9"><text:tab/><text:tab/>&lt;h2&gt;Капучино, $1,89&lt;/h2&gt;</text:p>
      <text:p text:style-name="P9"><text:tab/><text:tab/>&lt;p&gt;Смесь эспрессо и кипяченого молока с добавлением пены.&lt;/p&gt;</text:p>
      <text:p text:style-name="P9"><text:tab/><text:tab/></text:p>
      <text:p text:style-name="P9"><text:tab/><text:tab/>&lt;h2&gt;Чай, $1,85&lt;/h2&gt;</text:p>
      <text:p text:style-name="P9"><text:tab/><text:tab/>&lt;p&gt;Ароматный напиток из черного чая, специй, молока и меда.&lt;/p&gt;</text:p>
      <text:p text:style-name="P9"><text:tab/><text:tab/></text:p>
      <text:p text:style-name="P9"><text:tab/><text:tab/>&lt;p&gt;</text:p>
      <text:p text:style-name="P9"><text:tab/><text:tab/><text:tab/>&lt;a href="mission.html" target="_blank"</text:p>
      <text:p text:style-name="P9"><text:tab/><text:tab/><text:tab/><text:tab/>title="Узнайте больше о важной задаче кафэ Starbuzz"&gt;<text:span text:style-name="T1">&lt;!--2--&gt;</text:span></text:p>
      <text:p text:style-name="P9"><text:tab/><text:tab/><text:tab/><text:tab/>Ознакомьтесь с нашей задачей&lt;/a&gt;</text:p>
      <text:p text:style-name="P9"><text:tab/><text:tab/><text:tab/>&lt;br&gt;</text:p>
      <text:p text:style-name="P9"><text:tab/><text:tab/><text:tab/>Читайте &lt;a href="http://buzz.headfirstlabs.com#Coffee" </text:p>
      <text:p text:style-name="P9"><text:tab/><text:tab/><text:tab/><text:tab/>target="_blank" title="Все самое интересное о кофеине"&gt;</text:p>
      <text:p text:style-name="P9"><text:tab/><text:tab/><text:tab/><text:tab/><text:tab/>Все о кофеине &lt;/a&gt;здесь<text:span text:style-name="T1">&lt;!--1--&gt;</text:span></text:p>
      <text:p text:style-name="P9"><text:tab/><text:tab/><text:tab/><text:tab/><text:span text:style-name="T1">&lt;!--title - всплывающая подсказка--&gt;</text:span></text:p>
      <text:p text:style-name="P9"><text:tab/><text:tab/>&lt;/p&gt;</text:p>
      <text:p text:style-name="P9"><text:tab/>&lt;/body&gt;</text:p>
      <text:p text:style-name="P9">&lt;/html&gt;</text:p>
      <text:p text:style-name="P9"/>
      <text:p text:style-name="P8">&lt;!-- 1 - Ссылка на место в документе - ссылка на элемент с id="Coffee". Можно сделать </text:p>
      <text:p text:style-name="P8">ссылку на место в этом же документе (например, переход в начало): создаем в начале </text:p>
      <text:p text:style-name="P8">страницы элемент с id="top", а в конце страницы &lt;a href="#top"&gt;В начало&lt;/a&gt;.--&gt;</text:p>
      <text:p text:style-name="P8">&lt;!-- 2 - target="_blank" - страница откроется в новой вкладке/окне. По умолчанию </text:p>
      <text:p text:style-name="P8">target="_self" - ссылки открываются в том же окне. Есть значения: "_parent", "_top".</text:p>
      <text:p text:style-name="P8"/>
      <text:p text:style-name="P8"><text:soft-page-break/>Чтобы все ссылки вели себя одинаково:</text:p>
      <text:p text:style-name="P8">&lt;head&gt;</text:p>
      <text:p text:style-name="P8"><text:tab/>&lt;base target="_blank"/&gt;</text:p>
      <text:p text:style-name="P8">&lt;/head&gt;</text:p>
      <text:p text:style-name="P8">--&gt;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30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6H47M50S</meta:editing-duration>
    <meta:editing-cycles>14</meta:editing-cycles>
    <meta:generator>OpenOffice/4.1.3$Win32 OpenOffice.org_project/413m1$Build-9783</meta:generator>
    <dc:date>2017-07-06T16:18:21.12</dc:date>
    <meta:document-statistic meta:table-count="0" meta:image-count="0" meta:object-count="0" meta:page-count="5" meta:paragraph-count="211" meta:word-count="783" meta:character-count="6452"/>
    <meta:user-defined meta:name="Info 1"/>
    <meta:user-defined meta:name="Info 2"/>
    <meta:user-defined meta:name="Info 3"/>
    <meta:user-defined meta:name="Info 4"/>
  </office:meta>
</office:document-meta>
</file>